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C6D9BDF0.png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8cm"/>
    </style:style>
    <style:style style:name="pr4" style:family="presentation" style:parent-style-name="prs-fedora-title">
      <style:graphic-properties draw:fill-color="#ffffff" draw:auto-grow-height="true" fo:min-height="8.5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48pt" fo:font-weight="bold" style:font-size-asian="48pt" style:font-size-complex="4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ffffff" fo:font-family="'Nimbus Sans L'" style:font-pitch="variable" fo:font-size="24pt" fo:font-weight="normal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Myriad Web'" style:font-pitch="variable" fo:font-size="22pt" fo:font-weight="normal" style:font-size-asian="22pt" style:font-size-complex="22pt"/>
    </style:style>
    <style:style style:name="T4" style:family="text">
      <style:text-properties fo:color="#ffffff" fo:font-family="'Nimbus Sans L'" style:font-pitch="variable" fo:font-size="48pt" fo:font-weight="bold" style:font-size-asian="48pt" style:font-size-complex="48pt"/>
    </style:style>
    <style:style style:name="T5" style:family="text">
      <style:text-properties fo:color="#ffffff" fo:font-family="'Myriad Web'" style:font-pitch="variable" fo:font-size="24pt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User Groups 2.1</text:span></text:p>
          </draw:text-box>
        </draw:frame>
        <draw:frame presentation:style-name="pr2" draw:text-style-name="P4" draw:layer="layout" svg:width="19.791cm" svg:height="4.76cm" svg:x="1.27cm" svg:y="10.101cm" presentation:class="title" presentation:user-transformed="true">
          <draw:text-box>
            <text:p text:style-name="P3"><text:span text:style-name="T2">‘</text:span><text:span text:style-name="T2">Noob Morning in America’</text:span><text:span text:style-name="T2"><text:line-break/></text:span><text:span text:style-name="T2"><text:line-break/></text:span><text:span text:style-name="T3">Larry Cafiero</text:span><text:span text:style-name="T3"><text:line-break/></text:span><text:span text:style-name="T3">Redwood Digital Research/Lindependence Projec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How did we get here?</text:span></text:p>
          </draw:text-box>
        </draw:frame>
        <draw:frame presentation:style-name="pr4" draw:text-style-name="P8" draw:layer="layout" svg:width="20.955cm" svg:height="8.875cm" svg:x="1.905cm" svg:y="7.012cm" presentation:class="title" presentation:user-transformed="true">
          <draw:text-box>
            <text:list text:style-name="L2">
              <text:list-header>
                <text:p text:style-name="P7"><text:span text:style-name="T5">Established LUGs / User Groups</text:span><text:span text:style-name="T5"><text:line-break/></text:span><text:span text:style-name="T5"><text:line-break/></text:span><text:span text:style-name="T5">Increased use of Linux/FOSS by those new to it</text:span><text:span text:style-name="T5"><text:line-break/></text:span><text:span text:style-name="T5"><text:line-break/></text:span><text:span text:style-name="T5">Do-It-Yourself philosophy or movement</text:span><text:span text:style-name="T5"><text:line-break/></text:span><text:span text:style-name="T5"><text:line-break/></text:span><text:span text:style-name="T5">Actions like Lindependence 2008</text:span><text:span text:style-name="T5"><text:line-break/></text:span><text:span text:style-name="T5"><text:line-break/></text:span><text:span text:style-name="T5">Thank you, Microsoft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Lindependence 2008</text:span></text:p>
          </draw:text-box>
        </draw:frame>
        <draw:frame presentation:style-name="pr4" draw:text-style-name="P8" draw:layer="layout" svg:width="20.955cm" svg:height="8.511cm" svg:x="1.905cm" svg:y="6.094cm" presentation:class="title" presentation:user-transformed="true">
          <draw:text-box>
            <text:list text:style-name="L2">
              <text:list-header>
                <text:p text:style-name="P7"><text:span text:style-name="T5">Formed in 2007 to convert town of Felton, Calif., to GNU/Linux and FOSS</text:span><text:span text:style-name="T5"><text:line-break/></text:span><text:span text:style-name="T5"><text:line-break/></text:span><text:span text:style-name="T5">Three meetings/installfests in July 2008</text:span><text:span text:style-name="T5"><text:line-break/></text:span><text:span text:style-name="T5"><text:line-break/></text:span><text:span text:style-name="T5">450 pledged to try Linux / 60 continued to use Linux after installing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Do-It-Yourself</text:span></text:p>
          </draw:text-box>
        </draw:frame>
        <draw:frame presentation:style-name="pr4" draw:text-style-name="P8" draw:layer="layout" svg:width="20.955cm" svg:height="8.511cm" svg:x="1.905cm" svg:y="6.094cm" presentation:class="title" presentation:user-transformed="true">
          <draw:text-box>
            <text:list text:style-name="L2">
              <text:list-header>
                <text:p text:style-name="P7"><text:span text:style-name="T5">Lowe’s/Home Depot success</text:span><text:span text:style-name="T5"><text:line-break/></text:span><text:span text:style-name="T5"><text:line-break/></text:span><text:span text:style-name="T5">Do their own tune-up/auto maintenance</text:span><text:span text:style-name="T5"><text:line-break/></text:span><text:span text:style-name="T5"><text:line-break/></text:span><text:span text:style-name="T5">Some bring same attitude of independence to their computer us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Invasion of the Linux Snatchers</text:span></text:p>
          </draw:text-box>
        </draw:frame>
        <draw:frame presentation:style-name="pr4" draw:text-style-name="P8" draw:layer="layout" svg:width="20.955cm" svg:height="9.861cm" svg:x="1.905cm" svg:y="7.419cm" presentation:class="title" presentation:user-transformed="true">
          <draw:text-box>
            <text:list text:style-name="L2">
              <text:list-header>
                <text:p text:style-name="P7"><text:span text:style-name="T5">Where do we go? Form a LUG!</text:span><text:span text:style-name="T5"><text:line-break/></text:span><text:span text:style-name="T5"><text:line-break/></text:span><text:span text:style-name="T5">- Find dedicated people, assign regular duties</text:span><text:span text:style-name="T5"><text:line-break/></text:span><text:span text:style-name="T5"><text:line-break/></text:span><text:span text:style-name="T5">- Logistics: Consistent meeting space, time, etc.</text:span><text:span text:style-name="T5"><text:line-break/></text:span><text:span text:style-name="T5"><text:line-break/></text:span><text:span text:style-name="T5">- Logistics II: Consistent publicity</text:span><text:span text:style-name="T5"><text:line-break/></text:span><text:span text:style-name="T5"><text:line-break/></text:span><text:span text:style-name="T5">- Share organizational work load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Invasion of the Linux Snatchers</text:span></text:p>
          </draw:text-box>
        </draw:frame>
        <draw:frame presentation:style-name="pr4" draw:text-style-name="P8" draw:layer="layout" svg:width="20.955cm" svg:height="9.861cm" svg:x="1.905cm" svg:y="7.62cm" presentation:class="title" presentation:user-transformed="true">
          <draw:text-box>
            <text:list text:style-name="L2">
              <text:list-header>
                <text:p text:style-name="P7"><text:span text:style-name="T5">Members have a wide range of skills: Use them</text:span><text:span text:style-name="T5"><text:line-break/></text:span><text:span text:style-name="T5"><text:line-break/></text:span><text:span text:style-name="T5">- Web site: Get good Web guy/gal for site</text:span><text:span text:style-name="T5"><text:line-break/></text:span><text:span text:style-name="T5"><text:line-break/></text:span><text:span text:style-name="T5">- Open to a wide range of distros</text:span><text:span text:style-name="T5"><text:line-break/></text:span><text:span text:style-name="T5"><text:line-break/></text:span><text:span text:style-name="T5">- Option: Open meetings to *BSD users</text:span><text:span text:style-name="T5"><text:line-break/></text:span><text:span text:style-name="T5"><text:line-break/></text:span><text:span text:style-name="T5">- Be inclusive, not exclusive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Invasion of the Linux Snatchers</text:span></text:p>
          </draw:text-box>
        </draw:frame>
        <draw:frame presentation:style-name="pr4" draw:text-style-name="P8" draw:layer="layout" svg:width="21.59cm" svg:height="8.511cm" svg:x="1.305cm" svg:y="6.994cm" presentation:class="title" presentation:user-transformed="true">
          <draw:text-box>
            <text:list text:style-name="L2">
              <text:list-header>
                <text:p text:style-name="P7"><text:span text:style-name="T5">Wide range of skills: Keeping harmony</text:span><text:span text:style-name="T5"><text:line-break/></text:span><text:span text:style-name="T5"><text:line-break/></text:span><text:span text:style-name="T5">- Experienced users: Don't be intimidating</text:span><text:span text:style-name="T5"><text:line-break/></text:span><text:span text:style-name="T5"><text:line-break/></text:span><text:span text:style-name="T5">- New users: Don't expect all the answers at once</text:span><text:span text:style-name="T5"><text:line-break/></text:span><text:span text:style-name="T5"><text:line-break/></text:span><text:span text:style-name="T5">- Harmony: A key to LUG success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Care and feeding of new users</text:span></text:p>
          </draw:text-box>
        </draw:frame>
        <draw:frame presentation:style-name="pr4" draw:text-style-name="P8" draw:layer="layout" svg:width="20.955cm" svg:height="8.511cm" svg:x="1.905cm" svg:y="7.394cm" presentation:class="title" presentation:user-transformed="true">
          <draw:text-box>
            <text:list text:style-name="L2">
              <text:list-header>
                <text:p text:style-name="P7"><text:span text:style-name="T5">Be inclusive / be helpful</text:span><text:span text:style-name="T5"><text:line-break/></text:span><text:span text:style-name="T5"><text:line-break/></text:span><text:span text:style-name="T5">Bring new users up </text:span><text:span text:style-name="T5"><text:line-break/></text:span><text:span text:style-name="T5"><text:line-break/></text:span><text:span text:style-name="T5">Offer instruction/insight</text:span><text:span text:style-name="T5"><text:line-break/></text:span><text:span text:style-name="T5"><text:line-break/></text:span><text:span text:style-name="T5">Use mailing list as an instructional tool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Balance and Harmony</text:span></text:p>
          </draw:text-box>
        </draw:frame>
        <draw:frame presentation:style-name="pr4" draw:text-style-name="P8" draw:layer="layout" svg:width="20.955cm" svg:height="8.875cm" svg:x="1.905cm" svg:y="7.812cm" presentation:class="title" presentation:user-transformed="true">
          <draw:text-box>
            <text:list text:style-name="L2">
              <text:list-header>
                <text:p text:style-name="P7"><text:span text:style-name="T5">Greybeards/gurus take instructional roles</text:span><text:span text:style-name="T5"><text:line-break/></text:span><text:span text:style-name="T5"><text:line-break/></text:span><text:span text:style-name="T5">'No stupid questions, except those not asked'</text:span><text:span text:style-name="T5"><text:line-break/></text:span><text:span text:style-name="T5"><text:line-break/></text:span><text:span text:style-name="T5">How to ask question as important as question itself</text:span><text:span text:style-name="T5"><text:line-break/></text:span><text:span text:style-name="T5"><text:line-break/></text:span><text:span text:style-name="T5">- Rick Moen/Eric Raymond: 'How to Ask Questions the Smart Way'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New kids on the block</text:span></text:p>
          </draw:text-box>
        </draw:frame>
        <draw:frame presentation:style-name="pr4" draw:text-style-name="P8" draw:layer="layout" svg:width="20.955cm" svg:height="8.511cm" svg:x="1.905cm" svg:y="7.494cm" presentation:class="title" presentation:user-transformed="true">
          <draw:text-box>
            <text:list text:style-name="L2">
              <text:list-header>
                <text:p text:style-name="P7"><text:span text:style-name="T5">SCALE: The Next Generation</text:span><text:span text:style-name="T5"><text:line-break/></text:span><text:span text:style-name="T5"><text:line-break/></text:span><text:span text:style-name="T5">New generation of FOSS users</text:span><text:span text:style-name="T5"><text:line-break/></text:span><text:span text:style-name="T5"><text:line-break/></text:span><text:span text:style-name="T5">Open meetings to pre-teens/teens</text:span><text:span text:style-name="T5"><text:line-break/></text:span><text:span text:style-name="T5"><text:line-break/></text:span><text:span text:style-name="T5">Have kid activities available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Questions?</text:span></text:p>
          </draw:text-box>
        </draw:frame>
        <draw:frame presentation:style-name="pr4" draw:text-style-name="P8" draw:layer="layout" svg:width="24.13cm" svg:height="8.511cm" svg:x="0cm" svg:y="6.094cm" presentation:class="title" presentation:user-transformed="true">
          <draw:text-box>
            <text:list text:style-name="L2">
              <text:list-header>
                <text:p text:style-name="P10"><text:span text:style-name="T5">Larry Cafiero</text:span><text:span text:style-name="T5"><text:line-break/></text:span><text:span text:style-name="T5">larry.cafiero@gmail.com</text:span><text:span text:style-name="T5"><text:line-break/></text:span><text:span text:style-name="T5">lcafiero on #lindependence</text:span><text:span text:style-name="T5"><text:line-break/></text:span><text:span text:style-name="T5">and other Freenode channels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dc:title>Default</dc:title>
    <meta:creation-date>2010-10-07T18:06:49</meta:creation-date>
    <dc:language>en-US</dc:language>
    <meta:editing-cycles>3</meta:editing-cycles>
    <meta:editing-duration>PT1H6M35S</meta:editing-duration>
    <dc:date>2012-01-20T07:28:17</dc:date>
    <meta:document-statistic meta:object-count="53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usr/lib/openoffice.org/basis3.3/share/template/en-US/presnt/prs-default.otp" meta:date="2007-04-30T17:43:04"/>
  </office:meta>
</office:document-meta>
</file>